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08cm" draw:shadow="hidden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0pt"/>
    </style:style>
    <style:style style:name="P3" style:family="paragraph">
      <style:paragraph-properties fo:margin-left="0cm" fo:margin-right="0cm" fo:text-align="center" fo:text-indent="0cm"/>
      <style:text-properties fo:font-size="10pt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margin-left="0cm" fo:margin-right="0cm" fo:text-align="center" fo:text-indent="0cm"/>
      <style:text-properties fo:font-size="8pt"/>
    </style:style>
    <style:style style:name="P6" style:family="paragraph">
      <style:paragraph-properties fo:text-align="center"/>
      <style:text-properties fo:font-size="8pt"/>
    </style:style>
    <style:style style:name="P7" style:family="paragraph">
      <style:paragraph-properties fo:text-align="center"/>
    </style:style>
    <style:style style:name="T1" style:family="text">
      <style:text-properties fo:font-size="10pt" fo:font-weight="bold"/>
    </style:style>
    <style:style style:name="T2" style:family="text">
      <style:text-properties fo:font-size="10pt"/>
    </style:style>
    <style:style style:name="T3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3.388cm" svg:height="0.758cm" svg:x="1.298cm" svg:y="8.727cm">
          <draw:text-box>
            <text:p text:style-name="P1"><text:span text:style-name="T1">Key</text:span><text:span text:style-name="T2"> <text:s text:c="14"/>= data format, <text:s text:c="6"/>= is-a relation <text:s text:c="14"/></text:span></text:p>
          </draw:text-box>
        </draw:frame>
        <draw:rect draw:style-name="gr2" draw:text-style-name="P4" draw:layer="layout" svg:width="9.957cm" svg:height="0.46cm" svg:x="3.674cm" svg:y="6.413cm">
          <text:p text:style-name="P3"><text:span text:style-name="T2">ATerm</text:span></text:p>
        </draw:rect>
        <draw:g>
          <draw:rect draw:style-name="gr2" draw:text-style-name="P4" draw:layer="layout" svg:width="2.304cm" svg:height="0.46cm" svg:x="5.256cm" svg:y="5.224cm">
            <text:p text:style-name="P3"><text:span text:style-name="T2">Parse Table</text:span></text:p>
          </draw:rect>
          <draw:rect draw:style-name="gr2" draw:text-style-name="P4" draw:layer="layout" svg:width="1.428cm" svg:height="0.46cm" svg:x="3.699cm" svg:y="5.224cm">
            <text:p text:style-name="P3"><text:span text:style-name="T2">AsFix</text:span></text:p>
          </draw:rect>
          <draw:rect draw:style-name="gr2" draw:text-style-name="P4" draw:layer="layout" svg:width="1.099cm" svg:height="0.46cm" svg:x="7.737cm" svg:y="5.224cm">
            <text:p text:style-name="P3"><text:span text:style-name="T2">Box</text:span></text:p>
          </draw:rect>
          <draw:rect draw:style-name="gr2" draw:text-style-name="P4" draw:layer="layout" svg:width="2.089cm" svg:height="0.46cm" svg:x="9.039cm" svg:y="5.224cm">
            <text:p text:style-name="P3"><text:span text:style-name="T2">Summary</text:span></text:p>
          </draw:rect>
          <draw:rect draw:style-name="gr2" draw:text-style-name="P4" draw:layer="layout" svg:width="1.087cm" svg:height="0.46cm" svg:x="12.484cm" svg:y="5.224cm">
            <text:p text:style-name="P3"><text:span text:style-name="T2">Graph</text:span></text:p>
          </draw:rect>
          <draw:rect draw:style-name="gr2" draw:text-style-name="P4" draw:layer="layout" svg:width="0.933cm" svg:height="0.46cm" svg:x="11.305cm" svg:y="5.224cm">
            <text:p text:style-name="P3"><text:span text:style-name="T2">ADT</text:span></text:p>
          </draw:rect>
        </draw:g>
        <draw:line draw:style-name="gr2" draw:text-style-name="P6" draw:layer="layout" svg:x1="4.406cm" svg:y1="5.705cm" svg:x2="4.406cm" svg:y2="6.39cm">
          <text:p text:style-name="P5"><text:span text:style-name="T3">is-a</text:span></text:p>
        </draw:line>
        <draw:line draw:style-name="gr2" draw:text-style-name="P6" draw:layer="layout" svg:x1="6.272cm" svg:y1="5.718cm" svg:x2="6.272cm" svg:y2="6.403cm">
          <text:p text:style-name="P5"><text:span text:style-name="T3">is-a</text:span></text:p>
        </draw:line>
        <draw:line draw:style-name="gr2" draw:text-style-name="P6" draw:layer="layout" svg:x1="8.257cm" svg:y1="5.706cm" svg:x2="8.257cm" svg:y2="6.391cm">
          <text:p text:style-name="P5"><text:span text:style-name="T3">is-a</text:span></text:p>
        </draw:line>
        <draw:line draw:style-name="gr2" draw:text-style-name="P6" draw:layer="layout" svg:x1="10.04cm" svg:y1="5.718cm" svg:x2="10.04cm" svg:y2="6.403cm">
          <text:p text:style-name="P5"><text:span text:style-name="T3">is-a</text:span></text:p>
        </draw:line>
        <draw:line draw:style-name="gr2" draw:text-style-name="P6" draw:layer="layout" svg:x1="11.776cm" svg:y1="5.695cm" svg:x2="11.776cm" svg:y2="6.38cm">
          <text:p text:style-name="P5"><text:span text:style-name="T3">is-a</text:span></text:p>
        </draw:line>
        <draw:line draw:style-name="gr2" draw:text-style-name="P6" draw:layer="layout" svg:x1="13.005cm" svg:y1="5.706cm" svg:x2="13.005cm" svg:y2="6.391cm">
          <text:p text:style-name="P5"><text:span text:style-name="T3">is-a</text:span></text:p>
        </draw:line>
        <draw:rect draw:style-name="gr3" draw:text-style-name="P7" draw:layer="layout" svg:width="0.945cm" svg:height="0.555cm" svg:x="2.61cm" svg:y="8.811cm">
          <text:p text:style-name="P1"/>
        </draw:rect>
        <draw:line draw:style-name="gr2" draw:text-style-name="P6" draw:layer="layout" svg:x1="6.804cm" svg:y1="8.684cm" svg:x2="6.804cm" svg:y2="9.369cm">
          <text:p text:style-name="P5"><text:span text:style-name="T3">is-a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6-09-30T23:40:27</meta:creation-date>
    <dc:date>2006-10-18T12:07:29</dc:date>
    <dc:language>en-US</dc:language>
    <meta:editing-cycles>13</meta:editing-cycles>
    <meta:editing-duration>P1DT4H35M44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